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fo:font-size="12pt" officeooo:rsid="0018fb17" officeooo:paragraph-rsid="0018fb17" style:font-size-asian="10.5pt" style:font-size-complex="12pt"/>
    </style:style>
    <style:style style:name="P2" style:family="paragraph" style:parent-style-name="Preformatted_20_Text">
      <style:text-properties style:font-name="Times New Roman" fo:font-size="12pt" fo:font-weight="normal" officeooo:rsid="0018fb17" officeooo:paragraph-rsid="0018fb17" style:font-size-asian="10.5pt" style:font-weight-asian="normal" style:font-size-complex="12pt" style:font-weight-complex="normal"/>
    </style:style>
    <style:style style:name="P3" style:family="paragraph" style:parent-style-name="Preformatted_20_Text">
      <style:text-properties style:font-name="Times New Roman" fo:font-size="12pt" fo:font-weight="normal" officeooo:rsid="0019184a" officeooo:paragraph-rsid="0019184a" style:font-size-asian="10.5pt" style:font-weight-asian="normal" style:font-size-complex="12pt" style:font-weight-complex="normal"/>
    </style:style>
    <style:style style:name="P4" style:family="paragraph" style:parent-style-name="Preformatted_20_Text">
      <style:text-properties style:font-name="Times New Roman" fo:font-size="12pt" fo:font-weight="normal" officeooo:rsid="0019184a" officeooo:paragraph-rsid="001acb0e" style:font-size-asian="10.5pt" style:font-weight-asian="normal" style:font-size-complex="12pt" style:font-weight-complex="normal"/>
    </style:style>
    <style:style style:name="P5" style:family="paragraph" style:parent-style-name="Preformatted_20_Text">
      <style:text-properties style:font-name="Times New Roman" fo:font-size="12pt" fo:font-weight="normal" officeooo:rsid="001acb0e" officeooo:paragraph-rsid="001acb0e" style:font-size-asian="10.5pt" style:font-weight-asian="normal" style:font-size-complex="12pt" style:font-weight-complex="normal"/>
    </style:style>
    <style:style style:name="P6" style:family="paragraph" style:parent-style-name="Preformatted_20_Text">
      <style:text-properties style:font-name="Times New Roman" fo:font-size="12pt" fo:font-weight="normal" officeooo:rsid="0018fb17" officeooo:paragraph-rsid="0019184a" style:font-name-asian="NSimSun" style:font-size-asian="10.5pt" style:font-weight-asian="normal" style:font-name-complex="Liberation Mono" style:font-size-complex="12pt" style:font-weight-complex="normal"/>
    </style:style>
    <style:style style:name="P7" style:family="paragraph" style:parent-style-name="Preformatted_20_Text">
      <style:text-properties style:font-name="Times New Roman" fo:font-size="12pt" fo:font-weight="normal" officeooo:rsid="0019184a" officeooo:paragraph-rsid="0019184a" style:font-name-asian="NSimSun" style:font-size-asian="10.5pt" style:font-weight-asian="normal" style:font-name-complex="Liberation Mono" style:font-size-complex="12pt" style:font-weight-complex="normal"/>
    </style:style>
    <style:style style:name="P8" style:family="paragraph" style:parent-style-name="Preformatted_20_Text">
      <style:text-properties style:font-name="Times New Roman" fo:font-size="12pt" fo:font-weight="normal" officeooo:rsid="001c6b37" officeooo:paragraph-rsid="001c6b37" style:font-name-asian="NSimSun" style:font-size-asian="10.5pt" style:font-weight-asian="normal" style:font-name-complex="Liberation Mono" style:font-size-complex="12pt" style:font-weight-complex="normal"/>
    </style:style>
    <style:style style:name="P9" style:family="paragraph" style:parent-style-name="Preformatted_20_Text">
      <style:paragraph-properties fo:text-align="center" style:justify-single-word="false"/>
      <style:text-properties style:font-name="Times New Roman" fo:font-size="14pt" fo:font-weight="bold" officeooo:rsid="0018fb17" officeooo:paragraph-rsid="0018fb17" style:font-size-asian="14pt" style:font-weight-asian="bold" style:font-size-complex="14pt" style:font-weight-complex="bold"/>
    </style:style>
    <style:style style:name="T1" style:family="text">
      <style:text-properties officeooo:rsid="0019184a"/>
    </style:style>
    <style:style style:name="T2" style:family="text">
      <style:text-properties style:text-position="sub 58%"/>
    </style:style>
    <style:style style:name="T3" style:family="text">
      <style:text-properties officeooo:rsid="001acb0e"/>
    </style:style>
    <style:style style:name="T4" style:family="text">
      <style:text-properties officeooo:rsid="001c4307"/>
    </style:style>
    <style:style style:name="T5" style:family="text">
      <style:text-properties officeooo:rsid="001d5bfd"/>
    </style:style>
    <style:style style:name="T6" style:family="text">
      <style:text-properties officeooo:rsid="001dfae9"/>
    </style:style>
    <style:style style:name="T7" style:family="text">
      <style:text-properties officeooo:rsid="001e1cb4"/>
    </style:style>
    <style:style style:name="T8" style:family="text">
      <style:text-properties officeooo:rsid="00218e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Visualization of Environmental Monitoring in Copenhagen</text:p>
      <text:p text:style-name="P1"/>
      <text:p text:style-name="P2"/>
      <text:p text:style-name="P2">We wish to use both the air pollution data and the metereological data provided by the Department of Environmental Science of Aarhus University (<text:a xlink:type="simple" xlink:href="http://envs.au.dk/en/knowledge/air/" text:style-name="Internet_20_link" text:visited-style-name="Visited_20_Internet_20_Link">http://envs.au.dk/en/knowledge/air/</text:a>).</text:p>
      <text:p text:style-name="P3">Our objective is to explore the connections <text:span text:style-name="T3">between the different factors that influence the amount of air pollutants. In particular, these factors may be:</text:span></text:p>
      <text:p text:style-name="P4">- <text:span text:style-name="T3">The presence of other air pollutants</text:span></text:p>
      <text:p text:style-name="P3">- <text:span text:style-name="T3">The metereological variables: wind, sun, humidity, temperature</text:span></text:p>
      <text:p text:style-name="P3">- <text:span text:style-name="T3">The time of the day, and the kind of day (working day vs. holiday)</text:span></text:p>
      <text:p text:style-name="P3"/>
      <text:p text:style-name="P5">The user will be able to choose the variables to display in a several dot-and-line graphs, to check for connections. Other types of visualizations will also be added: parallel coordinates, pie charts for a day, <text:span text:style-name="T4">references to the different stations on a map of Copenhagen</text:span>. The user <text:span text:style-name="T8">will </text:span>be allowed to define the time interval the visualization will focus on.</text:p>
      <text:p text:style-name="P2"/>
      <text:p text:style-name="P6">The main dataset will consist of the air pollution data registered by the 4 stations in Copenhagen: H.C. Ø. Instituttet , H.C.Andersens Boulevard, Hvidovre, Jagtvej .</text:p>
      <text:p text:style-name="P6"><text:span text:style-name="T1">(example: </text:span><text:a xlink:type="simple" xlink:href="http://envs2.au.dk/Luftdata/Presentation/table/Copenhagen/HCØ" text:style-name="Internet_20_link" text:visited-style-name="Visited_20_Internet_20_Link"><text:span text:style-name="T1">http://envs2.au.dk/Luftdata/Presentation/table/Copenhagen/HC%C3%98</text:span></text:a><text:span text:style-name="T1"> )</text:span></text:p>
      <text:p text:style-name="P7">It contains the measurements of the levels of various pollutants (CO, NO<text:span text:style-name="T2">2</text:span>, etc.), every half-hour for the past month.</text:p>
      <text:p text:style-name="P7"/>
      <text:p text:style-name="P7">The weather dataset can be found at: <text:a xlink:type="simple" xlink:href="http://envs2.au.dk/Luftdata/Presentation/Meteorology/Copenhagen" text:style-name="Internet_20_link" text:visited-style-name="Visited_20_Internet_20_Link">http://envs2.au.dk/Luftdata/Presentation/Meteorology/Copenhagen</text:a> .</text:p>
      <text:p text:style-name="P7">Similarly, it contains the values of different environmental variables (Relative humidity, temperature, solar radiation, wind speed) measured every half-hour for the last month</text:p>
      <text:p text:style-name="P7"/>
      <text:p text:style-name="P8">(<text:span text:style-name="T7">n: </text:span>The information stored in the datasets covers the past month. Theoretically, if one worked with a wider time range, it would be possible to apply a Machine Learning method, in order to <text:span text:style-name="T6">predict</text:span> the air polluti<text:span text:style-name="T5">on</text:span> for the coming day based on variables such as the pollutants’ levels in the previous hours and the weather forecast. 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5T19:18:00.982000000</dc:date>
    <meta:editing-duration>PT24M58S</meta:editing-duration>
    <meta:editing-cycles>14</meta:editing-cycles>
    <meta:generator>LibreOffice/5.4.3.2$Windows_X86_64 LibreOffice_project/92a7159f7e4af62137622921e809f8546db437e5</meta:generator>
    <meta:document-statistic meta:table-count="0" meta:image-count="0" meta:object-count="0" meta:page-count="1" meta:paragraph-count="13" meta:word-count="282" meta:character-count="1891" meta:non-whitespace-character-count="1622"/>
  </office:meta>
</office:document-meta>
</file>